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98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0866in" svg:height="5.4902in" svg:x="1.678in" svg:y="88.5752in">
            <draw:object draw:notify-on-update-of-ranges="Sheet1.A1:Sheet1.A512 Sheet1.B1:Sheet1.B5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0000000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002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string" calcext:value-type="string">
            <text:p>0000004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006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010</text:p>
          </table:table-cell>
          <table:table-cell office:value-type="float" office:value="7611" calcext:value-type="float">
            <text:p>7611</text:p>
          </table:table-cell>
        </table:table-row>
        <table:table-row table:style-name="ro1">
          <table:table-cell office:value-type="string" calcext:value-type="string">
            <text:p>0000012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string" calcext:value-type="string">
            <text:p>0000014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string" calcext:value-type="string">
            <text:p>0000016</text:p>
          </table:table-cell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string" calcext:value-type="string">
            <text:p>0000020</text:p>
          </table:table-cell>
          <table:table-cell office:value-type="float" office:value="8286" calcext:value-type="float">
            <text:p>8286</text:p>
          </table:table-cell>
        </table:table-row>
        <table:table-row table:style-name="ro1">
          <table:table-cell office:value-type="string" calcext:value-type="string">
            <text:p>0000022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string" calcext:value-type="string">
            <text:p>0000024</text:p>
          </table:table-cell>
          <table:table-cell office:value-type="float" office:value="7380" calcext:value-type="float">
            <text:p>7380</text:p>
          </table:table-cell>
        </table:table-row>
        <table:table-row table:style-name="ro1">
          <table:table-cell office:value-type="string" calcext:value-type="string">
            <text:p>0000026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0000030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0000032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0000034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string" calcext:value-type="string">
            <text:p>0000036</text:p>
          </table:table-cell>
          <table:table-cell office:value-type="float" office:value="7519" calcext:value-type="float">
            <text:p>7519</text:p>
          </table:table-cell>
        </table:table-row>
        <table:table-row table:style-name="ro1">
          <table:table-cell office:value-type="string" calcext:value-type="string">
            <text:p>0000040</text:p>
          </table:table-cell>
          <table:table-cell office:value-type="float" office:value="7510" calcext:value-type="float">
            <text:p>7510</text:p>
          </table:table-cell>
        </table:table-row>
        <table:table-row table:style-name="ro1">
          <table:table-cell office:value-type="string" calcext:value-type="string">
            <text:p>0000042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string" calcext:value-type="string">
            <text:p>0000044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046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string" calcext:value-type="string">
            <text:p>0000050</text:p>
          </table:table-cell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string" calcext:value-type="string">
            <text:p>0000052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string" calcext:value-type="string">
            <text:p>0000054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056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0000060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062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064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0000066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0000070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000072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074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string" calcext:value-type="string">
            <text:p>0000076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100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string" calcext:value-type="string">
            <text:p>0000102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104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0000106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string" calcext:value-type="string">
            <text:p>0000110</text:p>
          </table:table-cell>
          <table:table-cell office:value-type="float" office:value="6946" calcext:value-type="float">
            <text:p>6946</text:p>
          </table:table-cell>
        </table:table-row>
        <table:table-row table:style-name="ro1">
          <table:table-cell office:value-type="string" calcext:value-type="string">
            <text:p>0000112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office:value-type="string" calcext:value-type="string">
            <text:p>0000114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116</text:p>
          </table:table-cell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string" calcext:value-type="string">
            <text:p>0000120</text:p>
          </table:table-cell>
          <table:table-cell office:value-type="float" office:value="7223" calcext:value-type="float">
            <text:p>7223</text:p>
          </table:table-cell>
        </table:table-row>
        <table:table-row table:style-name="ro1">
          <table:table-cell office:value-type="string" calcext:value-type="string">
            <text:p>0000122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office:value-type="string" calcext:value-type="string">
            <text:p>0000124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string" calcext:value-type="string">
            <text:p>0000126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office:value-type="string" calcext:value-type="string">
            <text:p>0000130</text:p>
          </table:table-cell>
          <table:table-cell office:value-type="float" office:value="7205" calcext:value-type="float">
            <text:p>7205</text:p>
          </table:table-cell>
        </table:table-row>
        <table:table-row table:style-name="ro1">
          <table:table-cell office:value-type="string" calcext:value-type="string">
            <text:p>0000132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string" calcext:value-type="string">
            <text:p>0000134</text:p>
          </table:table-cell>
          <table:table-cell office:value-type="float" office:value="7187" calcext:value-type="float">
            <text:p>7187</text:p>
          </table:table-cell>
        </table:table-row>
        <table:table-row table:style-name="ro1">
          <table:table-cell office:value-type="string" calcext:value-type="string">
            <text:p>0000136</text:p>
          </table:table-cell>
          <table:table-cell office:value-type="float" office:value="7196" calcext:value-type="float">
            <text:p>7196</text:p>
          </table:table-cell>
        </table:table-row>
        <table:table-row table:style-name="ro1">
          <table:table-cell office:value-type="string" calcext:value-type="string">
            <text:p>0000140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142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144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string" calcext:value-type="string">
            <text:p>0000146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150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152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string" calcext:value-type="string">
            <text:p>0000154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156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office:value-type="string" calcext:value-type="string">
            <text:p>0000160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0000162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0000164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166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0000170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string" calcext:value-type="string">
            <text:p>0000172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174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0000176</text:p>
          </table:table-cell>
          <table:table-cell office:value-type="float" office:value="7676" calcext:value-type="float">
            <text:p>7676</text:p>
          </table:table-cell>
        </table:table-row>
        <table:table-row table:style-name="ro1">
          <table:table-cell office:value-type="string" calcext:value-type="string">
            <text:p>0000200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string" calcext:value-type="string">
            <text:p>0000202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string" calcext:value-type="string">
            <text:p>0000204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string" calcext:value-type="string">
            <text:p>0000206</text:p>
          </table:table-cell>
          <table:table-cell office:value-type="float" office:value="6614" calcext:value-type="float">
            <text:p>6614</text:p>
          </table:table-cell>
        </table:table-row>
        <table:table-row table:style-name="ro1">
          <table:table-cell office:value-type="string" calcext:value-type="string">
            <text:p>0000210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string" calcext:value-type="string">
            <text:p>0000212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214</text:p>
          </table:table-cell>
          <table:table-cell office:value-type="float" office:value="6863" calcext:value-type="float">
            <text:p>6863</text:p>
          </table:table-cell>
        </table:table-row>
        <table:table-row table:style-name="ro1">
          <table:table-cell office:value-type="string" calcext:value-type="string">
            <text:p>0000216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0000220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string" calcext:value-type="string">
            <text:p>0000222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string" calcext:value-type="string">
            <text:p>0000224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office:value-type="string" calcext:value-type="string">
            <text:p>0000226</text:p>
          </table:table-cell>
          <table:table-cell office:value-type="float" office:value="6826" calcext:value-type="float">
            <text:p>6826</text:p>
          </table:table-cell>
        </table:table-row>
        <table:table-row table:style-name="ro1">
          <table:table-cell office:value-type="string" calcext:value-type="string">
            <text:p>0000230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string" calcext:value-type="string">
            <text:p>0000232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0000234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string" calcext:value-type="string">
            <text:p>0000236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0000240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string" calcext:value-type="string">
            <text:p>0000242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string" calcext:value-type="string">
            <text:p>0000244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string" calcext:value-type="string">
            <text:p>0000246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office:value-type="string" calcext:value-type="string">
            <text:p>0000250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string" calcext:value-type="string">
            <text:p>0000252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0000254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string" calcext:value-type="string">
            <text:p>0000256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office:value-type="string" calcext:value-type="string">
            <text:p>0000260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office:value-type="string" calcext:value-type="string">
            <text:p>0000262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string" calcext:value-type="string">
            <text:p>0000264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0000266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office:value-type="string" calcext:value-type="string">
            <text:p>0000270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string" calcext:value-type="string">
            <text:p>0000272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office:value-type="string" calcext:value-type="string">
            <text:p>0000274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string" calcext:value-type="string">
            <text:p>0000276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300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0000302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string" calcext:value-type="string">
            <text:p>0000304</text:p>
          </table:table-cell>
          <table:table-cell office:value-type="float" office:value="7122" calcext:value-type="float">
            <text:p>7122</text:p>
          </table:table-cell>
        </table:table-row>
        <table:table-row table:style-name="ro1">
          <table:table-cell office:value-type="string" calcext:value-type="string">
            <text:p>0000306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string" calcext:value-type="string">
            <text:p>0000310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string" calcext:value-type="string">
            <text:p>0000312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string" calcext:value-type="string">
            <text:p>0000314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0000316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320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322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324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office:value-type="string" calcext:value-type="string">
            <text:p>0000326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330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office:value-type="string" calcext:value-type="string">
            <text:p>0000332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0000334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0000336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string" calcext:value-type="string">
            <text:p>0000340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string" calcext:value-type="string">
            <text:p>0000342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office:value-type="string" calcext:value-type="string">
            <text:p>0000344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346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office:value-type="string" calcext:value-type="string">
            <text:p>0000350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string" calcext:value-type="string">
            <text:p>0000352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string" calcext:value-type="string">
            <text:p>0000354</text:p>
          </table:table-cell>
          <table:table-cell office:value-type="float" office:value="7796" calcext:value-type="float">
            <text:p>7796</text:p>
          </table:table-cell>
        </table:table-row>
        <table:table-row table:style-name="ro1">
          <table:table-cell office:value-type="string" calcext:value-type="string">
            <text:p>0000356</text:p>
          </table:table-cell>
          <table:table-cell office:value-type="float" office:value="7528" calcext:value-type="float">
            <text:p>7528</text:p>
          </table:table-cell>
        </table:table-row>
        <table:table-row table:style-name="ro1">
          <table:table-cell office:value-type="string" calcext:value-type="string">
            <text:p>0000360</text:p>
          </table:table-cell>
          <table:table-cell office:value-type="float" office:value="7593" calcext:value-type="float">
            <text:p>7593</text:p>
          </table:table-cell>
        </table:table-row>
        <table:table-row table:style-name="ro1">
          <table:table-cell office:value-type="string" calcext:value-type="string">
            <text:p>0000362</text:p>
          </table:table-cell>
          <table:table-cell office:value-type="float" office:value="7815" calcext:value-type="float">
            <text:p>7815</text:p>
          </table:table-cell>
        </table:table-row>
        <table:table-row table:style-name="ro1">
          <table:table-cell office:value-type="string" calcext:value-type="string">
            <text:p>0000364</text:p>
          </table:table-cell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string" calcext:value-type="string">
            <text:p>0000366</text:p>
          </table:table-cell>
          <table:table-cell office:value-type="float" office:value="7556" calcext:value-type="float">
            <text:p>7556</text:p>
          </table:table-cell>
        </table:table-row>
        <table:table-row table:style-name="ro1">
          <table:table-cell office:value-type="string" calcext:value-type="string">
            <text:p>0000370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 office:value-type="string" calcext:value-type="string">
            <text:p>0000372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office:value-type="string" calcext:value-type="string">
            <text:p>0000374</text:p>
          </table:table-cell>
          <table:table-cell office:value-type="float" office:value="7713" calcext:value-type="float">
            <text:p>7713</text:p>
          </table:table-cell>
        </table:table-row>
        <table:table-row table:style-name="ro1">
          <table:table-cell office:value-type="string" calcext:value-type="string">
            <text:p>0000376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string" calcext:value-type="string">
            <text:p>0000400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string" calcext:value-type="string">
            <text:p>0000402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string" calcext:value-type="string">
            <text:p>0000404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string" calcext:value-type="string">
            <text:p>0000406</text:p>
          </table:table-cell>
          <table:table-cell office:value-type="float" office:value="7658" calcext:value-type="float">
            <text:p>7658</text:p>
          </table:table-cell>
        </table:table-row>
        <table:table-row table:style-name="ro1">
          <table:table-cell office:value-type="string" calcext:value-type="string">
            <text:p>0000410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string" calcext:value-type="string">
            <text:p>0000412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office:value-type="string" calcext:value-type="string">
            <text:p>0000414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string" calcext:value-type="string">
            <text:p>0000416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0000420</text:p>
          </table:table-cell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string" calcext:value-type="string">
            <text:p>0000422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0000424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42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30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3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43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43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44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44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44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44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50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045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454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045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6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046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64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6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047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47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0474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0476</text:p>
          </table:table-cell>
          <table:table-cell office:value-type="float" office:value="8978" calcext:value-type="float">
            <text:p>8978</text:p>
          </table:table-cell>
        </table:table-row>
        <table:table-row table:style-name="ro1">
          <table:table-cell office:value-type="string" calcext:value-type="string">
            <text:p>0000500</text:p>
          </table:table-cell>
          <table:table-cell office:value-type="float" office:value="9791" calcext:value-type="float">
            <text:p>9791</text:p>
          </table:table-cell>
        </table:table-row>
        <table:table-row table:style-name="ro1">
          <table:table-cell office:value-type="string" calcext:value-type="string">
            <text:p>0000502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string" calcext:value-type="string">
            <text:p>0000504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0506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510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0512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0514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516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520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522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0524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526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530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532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0000534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0536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0540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0542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544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string" calcext:value-type="string">
            <text:p>0000546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0000550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0552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string" calcext:value-type="string">
            <text:p>0000554</text:p>
          </table:table-cell>
          <table:table-cell office:value-type="float" office:value="9338" calcext:value-type="float">
            <text:p>9338</text:p>
          </table:table-cell>
        </table:table-row>
        <table:table-row table:style-name="ro1">
          <table:table-cell office:value-type="string" calcext:value-type="string">
            <text:p>0000556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string" calcext:value-type="string">
            <text:p>0000560</text:p>
          </table:table-cell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string" calcext:value-type="string">
            <text:p>0000562</text:p>
          </table:table-cell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string" calcext:value-type="string">
            <text:p>0000564</text:p>
          </table:table-cell>
          <table:table-cell office:value-type="float" office:value="9495" calcext:value-type="float">
            <text:p>9495</text:p>
          </table:table-cell>
        </table:table-row>
        <table:table-row table:style-name="ro1">
          <table:table-cell office:value-type="string" calcext:value-type="string">
            <text:p>0000566</text:p>
          </table:table-cell>
          <table:table-cell office:value-type="float" office:value="9348" calcext:value-type="float">
            <text:p>9348</text:p>
          </table:table-cell>
        </table:table-row>
        <table:table-row table:style-name="ro1">
          <table:table-cell office:value-type="string" calcext:value-type="string">
            <text:p>0000570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string" calcext:value-type="string">
            <text:p>0000572</text:p>
          </table:table-cell>
          <table:table-cell office:value-type="float" office:value="9292" calcext:value-type="float">
            <text:p>9292</text:p>
          </table:table-cell>
        </table:table-row>
        <table:table-row table:style-name="ro1">
          <table:table-cell office:value-type="string" calcext:value-type="string">
            <text:p>0000574</text:p>
          </table:table-cell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string" calcext:value-type="string">
            <text:p>0000576</text:p>
          </table:table-cell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string" calcext:value-type="string">
            <text:p>0000600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string" calcext:value-type="string">
            <text:p>0000602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604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60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610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string" calcext:value-type="string">
            <text:p>000061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614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string" calcext:value-type="string">
            <text:p>0000616</text:p>
          </table:table-cell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string" calcext:value-type="string">
            <text:p>0000620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0000622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0624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062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0630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string" calcext:value-type="string">
            <text:p>0000632</text:p>
          </table:table-cell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string" calcext:value-type="string">
            <text:p>0000634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063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office:value-type="string" calcext:value-type="string">
            <text:p>0000640</text:p>
          </table:table-cell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string" calcext:value-type="string">
            <text:p>0000642</text:p>
          </table:table-cell>
          <table:table-cell office:value-type="float" office:value="9597" calcext:value-type="float">
            <text:p>9597</text:p>
          </table:table-cell>
        </table:table-row>
        <table:table-row table:style-name="ro1">
          <table:table-cell office:value-type="string" calcext:value-type="string">
            <text:p>0000644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0646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0650</text:p>
          </table:table-cell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string" calcext:value-type="string">
            <text:p>0000652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string" calcext:value-type="string">
            <text:p>0000654</text:p>
          </table:table-cell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string" calcext:value-type="string">
            <text:p>0000656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string" calcext:value-type="string">
            <text:p>0000660</text:p>
          </table:table-cell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string" calcext:value-type="string">
            <text:p>0000662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664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0666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0670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0672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0674</text:p>
          </table:table-cell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string" calcext:value-type="string">
            <text:p>0000676</text:p>
          </table:table-cell>
          <table:table-cell office:value-type="float" office:value="9791" calcext:value-type="float">
            <text:p>9791</text:p>
          </table:table-cell>
        </table:table-row>
        <table:table-row table:style-name="ro1">
          <table:table-cell office:value-type="string" calcext:value-type="string">
            <text:p>0000700</text:p>
          </table:table-cell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string" calcext:value-type="string">
            <text:p>000070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704</text:p>
          </table:table-cell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string" calcext:value-type="string">
            <text:p>0000706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string" calcext:value-type="string">
            <text:p>0000710</text:p>
          </table:table-cell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string" calcext:value-type="string">
            <text:p>000071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0714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office:value-type="string" calcext:value-type="string">
            <text:p>0000716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string" calcext:value-type="string">
            <text:p>0000720</text:p>
          </table:table-cell>
          <table:table-cell office:value-type="float" office:value="9458" calcext:value-type="float">
            <text:p>9458</text:p>
          </table:table-cell>
        </table:table-row>
        <table:table-row table:style-name="ro1">
          <table:table-cell office:value-type="string" calcext:value-type="string">
            <text:p>0000722</text:p>
          </table:table-cell>
          <table:table-cell office:value-type="float" office:value="9394" calcext:value-type="float">
            <text:p>9394</text:p>
          </table:table-cell>
        </table:table-row>
        <table:table-row table:style-name="ro1">
          <table:table-cell office:value-type="string" calcext:value-type="string">
            <text:p>0000724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string" calcext:value-type="string">
            <text:p>0000726</text:p>
          </table:table-cell>
          <table:table-cell office:value-type="float" office:value="9652" calcext:value-type="float">
            <text:p>9652</text:p>
          </table:table-cell>
        </table:table-row>
        <table:table-row table:style-name="ro1">
          <table:table-cell office:value-type="string" calcext:value-type="string">
            <text:p>0000730</text:p>
          </table:table-cell>
          <table:table-cell office:value-type="float" office:value="9597" calcext:value-type="float">
            <text:p>9597</text:p>
          </table:table-cell>
        </table:table-row>
        <table:table-row table:style-name="ro1">
          <table:table-cell office:value-type="string" calcext:value-type="string">
            <text:p>0000732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0000734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0736</text:p>
          </table:table-cell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string" calcext:value-type="string">
            <text:p>0000740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0742</text:p>
          </table:table-cell>
          <table:table-cell office:value-type="float" office:value="9468" calcext:value-type="float">
            <text:p>9468</text:p>
          </table:table-cell>
        </table:table-row>
        <table:table-row table:style-name="ro1">
          <table:table-cell office:value-type="string" calcext:value-type="string">
            <text:p>0000744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string" calcext:value-type="string">
            <text:p>0000746</text:p>
          </table:table-cell>
          <table:table-cell office:value-type="float" office:value="9505" calcext:value-type="float">
            <text:p>9505</text:p>
          </table:table-cell>
        </table:table-row>
        <table:table-row table:style-name="ro1">
          <table:table-cell office:value-type="string" calcext:value-type="string">
            <text:p>0000750</text:p>
          </table:table-cell>
          <table:table-cell office:value-type="float" office:value="9643" calcext:value-type="float">
            <text:p>9643</text:p>
          </table:table-cell>
        </table:table-row>
        <table:table-row table:style-name="ro1">
          <table:table-cell office:value-type="string" calcext:value-type="string">
            <text:p>0000752</text:p>
          </table:table-cell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string" calcext:value-type="string">
            <text:p>0000754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0000756</text:p>
          </table:table-cell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string" calcext:value-type="string">
            <text:p>0000760</text:p>
          </table:table-cell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string" calcext:value-type="string">
            <text:p>0000762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string" calcext:value-type="string">
            <text:p>0000764</text:p>
          </table:table-cell>
          <table:table-cell office:value-type="float" office:value="9458" calcext:value-type="float">
            <text:p>9458</text:p>
          </table:table-cell>
        </table:table-row>
        <table:table-row table:style-name="ro1">
          <table:table-cell office:value-type="string" calcext:value-type="string">
            <text:p>0000766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string" calcext:value-type="string">
            <text:p>0000770</text:p>
          </table:table-cell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string" calcext:value-type="string">
            <text:p>0000772</text:p>
          </table:table-cell>
          <table:table-cell office:value-type="float" office:value="9440" calcext:value-type="float">
            <text:p>9440</text:p>
          </table:table-cell>
        </table:table-row>
        <table:table-row table:style-name="ro1">
          <table:table-cell office:value-type="string" calcext:value-type="string">
            <text:p>0000774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0776</text:p>
          </table:table-cell>
          <table:table-cell office:value-type="float" office:value="9523" calcext:value-type="float">
            <text:p>9523</text:p>
          </table:table-cell>
        </table:table-row>
        <table:table-row table:style-name="ro1">
          <table:table-cell office:value-type="string" calcext:value-type="string">
            <text:p>0001000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002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004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string" calcext:value-type="string">
            <text:p>0001006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1010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000101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014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1016</text:p>
          </table:table-cell>
          <table:table-cell office:value-type="float" office:value="10336" calcext:value-type="float">
            <text:p>10336</text:p>
          </table:table-cell>
        </table:table-row>
        <table:table-row table:style-name="ro1">
          <table:table-cell office:value-type="string" calcext:value-type="string">
            <text:p>000102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022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024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026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030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03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034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036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string" calcext:value-type="string">
            <text:p>0001040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string" calcext:value-type="string">
            <text:p>0001042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0001044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1046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105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052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054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string" calcext:value-type="string">
            <text:p>0001056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string" calcext:value-type="string">
            <text:p>0001060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062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1064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0001066</text:p>
          </table:table-cell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string" calcext:value-type="string">
            <text:p>000107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07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1074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076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100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0001102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0001104</text:p>
          </table:table-cell>
          <table:table-cell office:value-type="float" office:value="9763" calcext:value-type="float">
            <text:p>9763</text:p>
          </table:table-cell>
        </table:table-row>
        <table:table-row table:style-name="ro1">
          <table:table-cell office:value-type="string" calcext:value-type="string">
            <text:p>000110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110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112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1114</text:p>
          </table:table-cell>
          <table:table-cell office:value-type="float" office:value="9828" calcext:value-type="float">
            <text:p>9828</text:p>
          </table:table-cell>
        </table:table-row>
        <table:table-row table:style-name="ro1">
          <table:table-cell office:value-type="string" calcext:value-type="string">
            <text:p>0001116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120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122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124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126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130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string" calcext:value-type="string">
            <text:p>000113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134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13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140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string" calcext:value-type="string">
            <text:p>000114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144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146</text:p>
          </table:table-cell>
          <table:table-cell office:value-type="float" office:value="9837" calcext:value-type="float">
            <text:p>9837</text:p>
          </table:table-cell>
        </table:table-row>
        <table:table-row table:style-name="ro1">
          <table:table-cell office:value-type="string" calcext:value-type="string">
            <text:p>0001150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string" calcext:value-type="string">
            <text:p>0001152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154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156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160</text:p>
          </table:table-cell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string" calcext:value-type="string">
            <text:p>0001162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string" calcext:value-type="string">
            <text:p>0001164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string" calcext:value-type="string">
            <text:p>0001166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string" calcext:value-type="string">
            <text:p>000117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17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174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1176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1200</text:p>
          </table:table-cell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string" calcext:value-type="string">
            <text:p>0001202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204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string" calcext:value-type="string">
            <text:p>0001206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210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1212</text:p>
          </table:table-cell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string" calcext:value-type="string">
            <text:p>0001214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string" calcext:value-type="string">
            <text:p>0001216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220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string" calcext:value-type="string">
            <text:p>0001222</text:p>
          </table:table-cell>
          <table:table-cell office:value-type="float" office:value="9874" calcext:value-type="float">
            <text:p>9874</text:p>
          </table:table-cell>
        </table:table-row>
        <table:table-row table:style-name="ro1">
          <table:table-cell office:value-type="string" calcext:value-type="string">
            <text:p>0001224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string" calcext:value-type="string">
            <text:p>0001226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000123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232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234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236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0001240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242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244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246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250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125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0001254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125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26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262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string" calcext:value-type="string">
            <text:p>000126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string" calcext:value-type="string">
            <text:p>0001266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270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272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0001274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27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300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1302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1304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306</text:p>
          </table:table-cell>
          <table:table-cell office:value-type="float" office:value="9883" calcext:value-type="float">
            <text:p>9883</text:p>
          </table:table-cell>
        </table:table-row>
        <table:table-row table:style-name="ro1">
          <table:table-cell office:value-type="string" calcext:value-type="string">
            <text:p>0001310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1312</text:p>
          </table:table-cell>
          <table:table-cell office:value-type="float" office:value="9892" calcext:value-type="float">
            <text:p>9892</text:p>
          </table:table-cell>
        </table:table-row>
        <table:table-row table:style-name="ro1">
          <table:table-cell office:value-type="string" calcext:value-type="string">
            <text:p>0001314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31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320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1322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1324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32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330</text:p>
          </table:table-cell>
          <table:table-cell office:value-type="float" office:value="10049" calcext:value-type="float">
            <text:p>10049</text:p>
          </table:table-cell>
        </table:table-row>
        <table:table-row table:style-name="ro1">
          <table:table-cell office:value-type="string" calcext:value-type="string">
            <text:p>0001332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string" calcext:value-type="string">
            <text:p>0001334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string" calcext:value-type="string">
            <text:p>000133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340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string" calcext:value-type="string">
            <text:p>0001342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344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0001346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1350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352</text:p>
          </table:table-cell>
          <table:table-cell office:value-type="float" office:value="10216" calcext:value-type="float">
            <text:p>10216</text:p>
          </table:table-cell>
        </table:table-row>
        <table:table-row table:style-name="ro1">
          <table:table-cell office:value-type="string" calcext:value-type="string">
            <text:p>0001354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35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36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36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364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string" calcext:value-type="string">
            <text:p>0001366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string" calcext:value-type="string">
            <text:p>0001370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1372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374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376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string" calcext:value-type="string">
            <text:p>0001400</text:p>
          </table:table-cell>
          <table:table-cell office:value-type="float" office:value="10133" calcext:value-type="float">
            <text:p>10133</text:p>
          </table:table-cell>
        </table:table-row>
        <table:table-row table:style-name="ro1">
          <table:table-cell office:value-type="string" calcext:value-type="string">
            <text:p>0001402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404</text:p>
          </table:table-cell>
          <table:table-cell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0001406</text:p>
          </table:table-cell>
          <table:table-cell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0001410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string" calcext:value-type="string">
            <text:p>0001412</text:p>
          </table:table-cell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string" calcext:value-type="string">
            <text:p>0001414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416</text:p>
          </table:table-cell>
          <table:table-cell office:value-type="float" office:value="9994" calcext:value-type="float">
            <text:p>9994</text:p>
          </table:table-cell>
        </table:table-row>
        <table:table-row table:style-name="ro1">
          <table:table-cell office:value-type="string" calcext:value-type="string">
            <text:p>0001420</text:p>
          </table:table-cell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string" calcext:value-type="string">
            <text:p>0001422</text:p>
          </table:table-cell>
          <table:table-cell office:value-type="float" office:value="10206" calcext:value-type="float">
            <text:p>10206</text:p>
          </table:table-cell>
        </table:table-row>
        <table:table-row table:style-name="ro1">
          <table:table-cell office:value-type="string" calcext:value-type="string">
            <text:p>000142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string" calcext:value-type="string">
            <text:p>0001426</text:p>
          </table:table-cell>
          <table:table-cell office:value-type="float" office:value="9717" calcext:value-type="float">
            <text:p>9717</text:p>
          </table:table-cell>
        </table:table-row>
        <table:table-row table:style-name="ro1">
          <table:table-cell office:value-type="string" calcext:value-type="string">
            <text:p>0001430</text:p>
          </table:table-cell>
          <table:table-cell office:value-type="float" office:value="9948" calcext:value-type="float">
            <text:p>9948</text:p>
          </table:table-cell>
        </table:table-row>
        <table:table-row table:style-name="ro1">
          <table:table-cell office:value-type="string" calcext:value-type="string">
            <text:p>0001432</text:p>
          </table:table-cell>
          <table:table-cell office:value-type="float" office:value="9698" calcext:value-type="float">
            <text:p>9698</text:p>
          </table:table-cell>
        </table:table-row>
        <table:table-row table:style-name="ro1">
          <table:table-cell office:value-type="string" calcext:value-type="string">
            <text:p>0001434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string" calcext:value-type="string">
            <text:p>0001436</text:p>
          </table:table-cell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string" calcext:value-type="string">
            <text:p>0001440</text:p>
          </table:table-cell>
          <table:table-cell office:value-type="float" office:value="10354" calcext:value-type="float">
            <text:p>10354</text:p>
          </table:table-cell>
        </table:table-row>
        <table:table-row table:style-name="ro1">
          <table:table-cell office:value-type="string" calcext:value-type="string">
            <text:p>0001442</text:p>
          </table:table-cell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string" calcext:value-type="string">
            <text:p>0001444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0001446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0001450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string" calcext:value-type="string">
            <text:p>0001452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string" calcext:value-type="string">
            <text:p>0001454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string" calcext:value-type="string">
            <text:p>0001456</text:p>
          </table:table-cell>
          <table:table-cell office:value-type="float" office:value="9809" calcext:value-type="float">
            <text:p>9809</text:p>
          </table:table-cell>
        </table:table-row>
        <table:table-row table:style-name="ro1">
          <table:table-cell office:value-type="string" calcext:value-type="string">
            <text:p>0001460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0001462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0001464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466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string" calcext:value-type="string">
            <text:p>0001470</text:p>
          </table:table-cell>
          <table:table-cell office:value-type="float" office:value="9745" calcext:value-type="float">
            <text:p>9745</text:p>
          </table:table-cell>
        </table:table-row>
        <table:table-row table:style-name="ro1">
          <table:table-cell office:value-type="string" calcext:value-type="string">
            <text:p>0001472</text:p>
          </table:table-cell>
          <table:table-cell office:value-type="float" office:value="8516" calcext:value-type="float">
            <text:p>8516</text:p>
          </table:table-cell>
        </table:table-row>
        <table:table-row table:style-name="ro1">
          <table:table-cell office:value-type="string" calcext:value-type="string">
            <text:p>0001474</text:p>
          </table:table-cell>
          <table:table-cell office:value-type="float" office:value="7630" calcext:value-type="float">
            <text:p>7630</text:p>
          </table:table-cell>
        </table:table-row>
        <table:table-row table:style-name="ro1">
          <table:table-cell office:value-type="string" calcext:value-type="string">
            <text:p>00014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5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6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2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3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3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4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4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4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5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5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6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7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7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177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0002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od -s -</text:p>
          </table:table-cell>
          <table:table-cell office:value-type="string" calcext:value-type="string">
            <text:p>v -w2 data.b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7T19:39:20.406647551</dc:date>
    <meta:document-statistic meta:table-count="1" meta:cell-count="1027" meta:object-count="1"/>
    <meta:generator>LibreOffice/4.2.2.1$Linux_X86_64 LibreOffice_project/f2f45ee3880ac00d95d5e0d6d6ed11db4bb046d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9000" chart:maximum="10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701cm" svg:height="13.946cm" xlink:href=".." xlink:type="simple" chart:class="chart:area" chart:style-name="ch1">
        <chart:legend chart:legend-position="end" svg:x="28.438cm" svg:y="6.674cm" style:legend-expansion="high" chart:style-name="ch2"/>
        <chart:plot-area chart:style-name="ch3" table:cell-range-address="Sheet1.A1:Sheet1.B512" chart:data-source-has-labels="column" svg:x="1.064cm" svg:y="1.247cm" svg:width="26.146cm" svg:height="12.001cm">
          <chartooo:coordinate-region svg:x="2.241cm" svg:y="1.247cm" svg:width="24.969cm" svg:height="10.555cm"/>
          <chart:axis chart:dimension="x" chart:name="primary-x" chart:style-name="ch4" chartooo:axis-type="auto">
            <chartooo:date-scale/>
            <chart:categories table:cell-range-address="Sheet1.A1:Sheet1.A5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512" chart:class="chart:area">
            <chart:data-point chart:repeated="5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000000</text:p>
                <draw:g>
                  <svg:desc>Sheet1.A1:Sheet1.A512</svg:desc>
                </draw:g>
              </table:table-cell>
              <table:table-cell office:value-type="float" office:value="7131">
                <text:p>7131</text:p>
                <draw:g>
                  <svg:desc>Sheet1.B1:Sheet1.B512</svg:desc>
                </draw:g>
              </table:table-cell>
            </table:table-row>
            <table:table-row>
              <table:table-cell office:value-type="string">
                <text:p>000000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0000004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006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010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string">
                <text:p>0000012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0000014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0000016</text:p>
              </table:table-cell>
              <table:table-cell office:value-type="float" office:value="7787">
                <text:p>7787</text:p>
              </table:table-cell>
            </table:table-row>
            <table:table-row>
              <table:table-cell office:value-type="string">
                <text:p>0000020</text:p>
              </table:table-cell>
              <table:table-cell office:value-type="float" office:value="8286">
                <text:p>8286</text:p>
              </table:table-cell>
            </table:table-row>
            <table:table-row>
              <table:table-cell office:value-type="string">
                <text:p>0000022</text:p>
              </table:table-cell>
              <table:table-cell office:value-type="float" office:value="7325">
                <text:p>7325</text:p>
              </table:table-cell>
            </table:table-row>
            <table:table-row>
              <table:table-cell office:value-type="string">
                <text:p>0000024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string">
                <text:p>0000026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0000030</text:p>
              </table:table-cell>
              <table:table-cell office:value-type="float" office:value="7491">
                <text:p>7491</text:p>
              </table:table-cell>
            </table:table-row>
            <table:table-row>
              <table:table-cell office:value-type="string">
                <text:p>0000032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0000034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string">
                <text:p>0000036</text:p>
              </table:table-cell>
              <table:table-cell office:value-type="float" office:value="7519">
                <text:p>7519</text:p>
              </table:table-cell>
            </table:table-row>
            <table:table-row>
              <table:table-cell office:value-type="string">
                <text:p>0000040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0000042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0000044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046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0000050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0000052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0000054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056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0000060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062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064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0000066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0000070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0000072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074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0000076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100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0000102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104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0000106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0000110</text:p>
              </table:table-cell>
              <table:table-cell office:value-type="float" office:value="6946">
                <text:p>6946</text:p>
              </table:table-cell>
            </table:table-row>
            <table:table-row>
              <table:table-cell office:value-type="string">
                <text:p>0000112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0000114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116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0000120</text:p>
              </table:table-cell>
              <table:table-cell office:value-type="float" office:value="7223">
                <text:p>7223</text:p>
              </table:table-cell>
            </table:table-row>
            <table:table-row>
              <table:table-cell office:value-type="string">
                <text:p>0000122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0000124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0000126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0000130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0000132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0000134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0000136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0000140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142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144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0000146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150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152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0000154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156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0000160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0000162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0000164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166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0000170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0000172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174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0000176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0000200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0000202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0000204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0000206</text:p>
              </table:table-cell>
              <table:table-cell office:value-type="float" office:value="6614">
                <text:p>6614</text:p>
              </table:table-cell>
            </table:table-row>
            <table:table-row>
              <table:table-cell office:value-type="string">
                <text:p>0000210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0000212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214</text:p>
              </table:table-cell>
              <table:table-cell office:value-type="float" office:value="6863">
                <text:p>6863</text:p>
              </table:table-cell>
            </table:table-row>
            <table:table-row>
              <table:table-cell office:value-type="string">
                <text:p>0000216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0000220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0000222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0000224</text:p>
              </table:table-cell>
              <table:table-cell office:value-type="float" office:value="6836">
                <text:p>6836</text:p>
              </table:table-cell>
            </table:table-row>
            <table:table-row>
              <table:table-cell office:value-type="string">
                <text:p>0000226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0000230</text:p>
              </table:table-cell>
              <table:table-cell office:value-type="float" office:value="6789">
                <text:p>6789</text:p>
              </table:table-cell>
            </table:table-row>
            <table:table-row>
              <table:table-cell office:value-type="string">
                <text:p>0000232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0000234</text:p>
              </table:table-cell>
              <table:table-cell office:value-type="float" office:value="6623">
                <text:p>6623</text:p>
              </table:table-cell>
            </table:table-row>
            <table:table-row>
              <table:table-cell office:value-type="string">
                <text:p>0000236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0000240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>0000242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0000244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0000246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0000250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0000252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0000254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0000256</text:p>
              </table:table-cell>
              <table:table-cell office:value-type="float" office:value="6605">
                <text:p>6605</text:p>
              </table:table-cell>
            </table:table-row>
            <table:table-row>
              <table:table-cell office:value-type="string">
                <text:p>0000260</text:p>
              </table:table-cell>
              <table:table-cell office:value-type="float" office:value="6623">
                <text:p>6623</text:p>
              </table:table-cell>
            </table:table-row>
            <table:table-row>
              <table:table-cell office:value-type="string">
                <text:p>0000262</text:p>
              </table:table-cell>
              <table:table-cell office:value-type="float" office:value="6568">
                <text:p>6568</text:p>
              </table:table-cell>
            </table:table-row>
            <table:table-row>
              <table:table-cell office:value-type="string">
                <text:p>0000264</text:p>
              </table:table-cell>
              <table:table-cell office:value-type="float" office:value="6660">
                <text:p>6660</text:p>
              </table:table-cell>
            </table:table-row>
            <table:table-row>
              <table:table-cell office:value-type="string">
                <text:p>0000266</text:p>
              </table:table-cell>
              <table:table-cell office:value-type="float" office:value="6734">
                <text:p>6734</text:p>
              </table:table-cell>
            </table:table-row>
            <table:table-row>
              <table:table-cell office:value-type="string">
                <text:p>0000270</text:p>
              </table:table-cell>
              <table:table-cell office:value-type="float" office:value="6854">
                <text:p>6854</text:p>
              </table:table-cell>
            </table:table-row>
            <table:table-row>
              <table:table-cell office:value-type="string">
                <text:p>0000272</text:p>
              </table:table-cell>
              <table:table-cell office:value-type="float" office:value="7039">
                <text:p>7039</text:p>
              </table:table-cell>
            </table:table-row>
            <table:table-row>
              <table:table-cell office:value-type="string">
                <text:p>0000274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0000276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300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0000302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0000304</text:p>
              </table:table-cell>
              <table:table-cell office:value-type="float" office:value="7122">
                <text:p>7122</text:p>
              </table:table-cell>
            </table:table-row>
            <table:table-row>
              <table:table-cell office:value-type="string">
                <text:p>0000306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0000310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0000312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0000314</text:p>
              </table:table-cell>
              <table:table-cell office:value-type="float" office:value="7113">
                <text:p>7113</text:p>
              </table:table-cell>
            </table:table-row>
            <table:table-row>
              <table:table-cell office:value-type="string">
                <text:p>0000316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320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322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324</text:p>
              </table:table-cell>
              <table:table-cell office:value-type="float" office:value="7085">
                <text:p>7085</text:p>
              </table:table-cell>
            </table:table-row>
            <table:table-row>
              <table:table-cell office:value-type="string">
                <text:p>0000326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330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0000332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0000334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0000336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0000340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0000342</text:p>
              </table:table-cell>
              <table:table-cell office:value-type="float" office:value="6937">
                <text:p>6937</text:p>
              </table:table-cell>
            </table:table-row>
            <table:table-row>
              <table:table-cell office:value-type="string">
                <text:p>0000344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346</text:p>
              </table:table-cell>
              <table:table-cell office:value-type="float" office:value="6974">
                <text:p>6974</text:p>
              </table:table-cell>
            </table:table-row>
            <table:table-row>
              <table:table-cell office:value-type="string">
                <text:p>0000350</text:p>
              </table:table-cell>
              <table:table-cell office:value-type="float" office:value="7307">
                <text:p>7307</text:p>
              </table:table-cell>
            </table:table-row>
            <table:table-row>
              <table:table-cell office:value-type="string">
                <text:p>0000352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0000354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0000356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0000360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0000362</text:p>
              </table:table-cell>
              <table:table-cell office:value-type="float" office:value="7815">
                <text:p>7815</text:p>
              </table:table-cell>
            </table:table-row>
            <table:table-row>
              <table:table-cell office:value-type="string">
                <text:p>0000364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0000366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0000370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0000372</text:p>
              </table:table-cell>
              <table:table-cell office:value-type="float" office:value="7694">
                <text:p>7694</text:p>
              </table:table-cell>
            </table:table-row>
            <table:table-row>
              <table:table-cell office:value-type="string">
                <text:p>0000374</text:p>
              </table:table-cell>
              <table:table-cell office:value-type="float" office:value="7713">
                <text:p>7713</text:p>
              </table:table-cell>
            </table:table-row>
            <table:table-row>
              <table:table-cell office:value-type="string">
                <text:p>0000376</text:p>
              </table:table-cell>
              <table:table-cell office:value-type="float" office:value="7722">
                <text:p>7722</text:p>
              </table:table-cell>
            </table:table-row>
            <table:table-row>
              <table:table-cell office:value-type="string">
                <text:p>0000400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0000402</text:p>
              </table:table-cell>
              <table:table-cell office:value-type="float" office:value="7759">
                <text:p>7759</text:p>
              </table:table-cell>
            </table:table-row>
            <table:table-row>
              <table:table-cell office:value-type="string">
                <text:p>0000404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0000406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0000410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0000412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0000414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0000416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0000420</text:p>
              </table:table-cell>
              <table:table-cell office:value-type="float" office:value="9403">
                <text:p>9403</text:p>
              </table:table-cell>
            </table:table-row>
            <table:table-row>
              <table:table-cell office:value-type="string">
                <text:p>0000422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0000424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42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30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3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43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43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44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44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44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44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50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045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454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45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6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046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64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6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047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47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0474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0476</text:p>
              </table:table-cell>
              <table:table-cell office:value-type="float" office:value="8978">
                <text:p>8978</text:p>
              </table:table-cell>
            </table:table-row>
            <table:table-row>
              <table:table-cell office:value-type="string">
                <text:p>0000500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0000502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0000504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0506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510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0512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051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516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520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522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0524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526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530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532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000053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0536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0540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0542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544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000054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0000550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0552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0000554</text:p>
              </table:table-cell>
              <table:table-cell office:value-type="float" office:value="9338">
                <text:p>9338</text:p>
              </table:table-cell>
            </table:table-row>
            <table:table-row>
              <table:table-cell office:value-type="string">
                <text:p>0000556</text:p>
              </table:table-cell>
              <table:table-cell office:value-type="float" office:value="9357">
                <text:p>9357</text:p>
              </table:table-cell>
            </table:table-row>
            <table:table-row>
              <table:table-cell office:value-type="string">
                <text:p>0000560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0000562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0000564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0000566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0000570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0000572</text:p>
              </table:table-cell>
              <table:table-cell office:value-type="float" office:value="9292">
                <text:p>9292</text:p>
              </table:table-cell>
            </table:table-row>
            <table:table-row>
              <table:table-cell office:value-type="string">
                <text:p>0000574</text:p>
              </table:table-cell>
              <table:table-cell office:value-type="float" office:value="9440">
                <text:p>9440</text:p>
              </table:table-cell>
            </table:table-row>
            <table:table-row>
              <table:table-cell office:value-type="string">
                <text:p>0000576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0000600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0000602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604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60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610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string">
                <text:p>000061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614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0000616</text:p>
              </table:table-cell>
              <table:table-cell office:value-type="float" office:value="9588">
                <text:p>9588</text:p>
              </table:table-cell>
            </table:table-row>
            <table:table-row>
              <table:table-cell office:value-type="string">
                <text:p>0000620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0000622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0624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062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0630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string">
                <text:p>0000632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0000634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0636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string">
                <text:p>0000640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0000642</text:p>
              </table:table-cell>
              <table:table-cell office:value-type="float" office:value="9597">
                <text:p>9597</text:p>
              </table:table-cell>
            </table:table-row>
            <table:table-row>
              <table:table-cell office:value-type="string">
                <text:p>000064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064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0650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string">
                <text:p>0000652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0000654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0000656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0000660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0000662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664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066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067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067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0674</text:p>
              </table:table-cell>
              <table:table-cell office:value-type="float" office:value="9588">
                <text:p>9588</text:p>
              </table:table-cell>
            </table:table-row>
            <table:table-row>
              <table:table-cell office:value-type="string">
                <text:p>0000676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0000700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000070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704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0000706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0000710</text:p>
              </table:table-cell>
              <table:table-cell office:value-type="float" office:value="9855">
                <text:p>9855</text:p>
              </table:table-cell>
            </table:table-row>
            <table:table-row>
              <table:table-cell office:value-type="string">
                <text:p>000071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0714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string">
                <text:p>0000716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0000720</text:p>
              </table:table-cell>
              <table:table-cell office:value-type="float" office:value="9458">
                <text:p>9458</text:p>
              </table:table-cell>
            </table:table-row>
            <table:table-row>
              <table:table-cell office:value-type="string">
                <text:p>0000722</text:p>
              </table:table-cell>
              <table:table-cell office:value-type="float" office:value="9394">
                <text:p>9394</text:p>
              </table:table-cell>
            </table:table-row>
            <table:table-row>
              <table:table-cell office:value-type="string">
                <text:p>0000724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string">
                <text:p>0000726</text:p>
              </table:table-cell>
              <table:table-cell office:value-type="float" office:value="9652">
                <text:p>9652</text:p>
              </table:table-cell>
            </table:table-row>
            <table:table-row>
              <table:table-cell office:value-type="string">
                <text:p>0000730</text:p>
              </table:table-cell>
              <table:table-cell office:value-type="float" office:value="9597">
                <text:p>9597</text:p>
              </table:table-cell>
            </table:table-row>
            <table:table-row>
              <table:table-cell office:value-type="string">
                <text:p>0000732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0000734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0736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0000740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0742</text:p>
              </table:table-cell>
              <table:table-cell office:value-type="float" office:value="9468">
                <text:p>9468</text:p>
              </table:table-cell>
            </table:table-row>
            <table:table-row>
              <table:table-cell office:value-type="string">
                <text:p>0000744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0000746</text:p>
              </table:table-cell>
              <table:table-cell office:value-type="float" office:value="9505">
                <text:p>9505</text:p>
              </table:table-cell>
            </table:table-row>
            <table:table-row>
              <table:table-cell office:value-type="string">
                <text:p>0000750</text:p>
              </table:table-cell>
              <table:table-cell office:value-type="float" office:value="9643">
                <text:p>9643</text:p>
              </table:table-cell>
            </table:table-row>
            <table:table-row>
              <table:table-cell office:value-type="string">
                <text:p>0000752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0000754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0000756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0000760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0000762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0000764</text:p>
              </table:table-cell>
              <table:table-cell office:value-type="float" office:value="9458">
                <text:p>9458</text:p>
              </table:table-cell>
            </table:table-row>
            <table:table-row>
              <table:table-cell office:value-type="string">
                <text:p>0000766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string">
                <text:p>0000770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0000772</text:p>
              </table:table-cell>
              <table:table-cell office:value-type="float" office:value="9440">
                <text:p>9440</text:p>
              </table:table-cell>
            </table:table-row>
            <table:table-row>
              <table:table-cell office:value-type="string">
                <text:p>0000774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0776</text:p>
              </table:table-cell>
              <table:table-cell office:value-type="float" office:value="9523">
                <text:p>9523</text:p>
              </table:table-cell>
            </table:table-row>
            <table:table-row>
              <table:table-cell office:value-type="string">
                <text:p>0001000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002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004</text:p>
              </table:table-cell>
              <table:table-cell office:value-type="float" office:value="9865">
                <text:p>9865</text:p>
              </table:table-cell>
            </table:table-row>
            <table:table-row>
              <table:table-cell office:value-type="string">
                <text:p>0001006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010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000101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01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1016</text:p>
              </table:table-cell>
              <table:table-cell office:value-type="float" office:value="10336">
                <text:p>10336</text:p>
              </table:table-cell>
            </table:table-row>
            <table:table-row>
              <table:table-cell office:value-type="string">
                <text:p>000102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022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024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026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030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03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034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036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0001040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0001042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0001044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104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105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052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054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0001056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0001060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062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1064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0001066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000107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07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1074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076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100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0001102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string">
                <text:p>0001104</text:p>
              </table:table-cell>
              <table:table-cell office:value-type="float" office:value="9763">
                <text:p>9763</text:p>
              </table:table-cell>
            </table:table-row>
            <table:table-row>
              <table:table-cell office:value-type="string">
                <text:p>000110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110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112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1114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0001116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120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122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124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126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130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string">
                <text:p>000113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134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13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140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000114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144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146</text:p>
              </table:table-cell>
              <table:table-cell office:value-type="float" office:value="9837">
                <text:p>9837</text:p>
              </table:table-cell>
            </table:table-row>
            <table:table-row>
              <table:table-cell office:value-type="string">
                <text:p>0001150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0001152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154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156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160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string">
                <text:p>0001162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0001164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0001166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000117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17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174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1176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1200</text:p>
              </table:table-cell>
              <table:table-cell office:value-type="float" office:value="9855">
                <text:p>9855</text:p>
              </table:table-cell>
            </table:table-row>
            <table:table-row>
              <table:table-cell office:value-type="string">
                <text:p>0001202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204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string">
                <text:p>0001206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210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1212</text:p>
              </table:table-cell>
              <table:table-cell office:value-type="float" office:value="9809">
                <text:p>9809</text:p>
              </table:table-cell>
            </table:table-row>
            <table:table-row>
              <table:table-cell office:value-type="string">
                <text:p>0001214</text:p>
              </table:table-cell>
              <table:table-cell office:value-type="float" office:value="9865">
                <text:p>9865</text:p>
              </table:table-cell>
            </table:table-row>
            <table:table-row>
              <table:table-cell office:value-type="string">
                <text:p>0001216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220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0001222</text:p>
              </table:table-cell>
              <table:table-cell office:value-type="float" office:value="9874">
                <text:p>9874</text:p>
              </table:table-cell>
            </table:table-row>
            <table:table-row>
              <table:table-cell office:value-type="string">
                <text:p>0001224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0001226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000123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232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234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236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0001240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242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244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246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250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1252</text:p>
              </table:table-cell>
              <table:table-cell office:value-type="float" office:value="10040">
                <text:p>10040</text:p>
              </table:table-cell>
            </table:table-row>
            <table:table-row>
              <table:table-cell office:value-type="string">
                <text:p>000125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125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26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262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000126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0001266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270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272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0001274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27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300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1302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1304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306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string">
                <text:p>0001310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1312</text:p>
              </table:table-cell>
              <table:table-cell office:value-type="float" office:value="9892">
                <text:p>9892</text:p>
              </table:table-cell>
            </table:table-row>
            <table:table-row>
              <table:table-cell office:value-type="string">
                <text:p>0001314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31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320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1322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1324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32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330</text:p>
              </table:table-cell>
              <table:table-cell office:value-type="float" office:value="10049">
                <text:p>10049</text:p>
              </table:table-cell>
            </table:table-row>
            <table:table-row>
              <table:table-cell office:value-type="string">
                <text:p>0001332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0001334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string">
                <text:p>000133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340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001342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344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0001346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135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352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0001354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35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36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36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364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0001366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0001370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372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374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376</text:p>
              </table:table-cell>
              <table:table-cell office:value-type="float" office:value="9865">
                <text:p>9865</text:p>
              </table:table-cell>
            </table:table-row>
            <table:table-row>
              <table:table-cell office:value-type="string">
                <text:p>0001400</text:p>
              </table:table-cell>
              <table:table-cell office:value-type="float" office:value="10133">
                <text:p>10133</text:p>
              </table:table-cell>
            </table:table-row>
            <table:table-row>
              <table:table-cell office:value-type="string">
                <text:p>0001402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404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001406</text:p>
              </table:table-cell>
              <table:table-cell office:value-type="float" office:value="9920">
                <text:p>9920</text:p>
              </table:table-cell>
            </table:table-row>
            <table:table-row>
              <table:table-cell office:value-type="string">
                <text:p>0001410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0001412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string">
                <text:p>0001414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416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0001420</text:p>
              </table:table-cell>
              <table:table-cell office:value-type="float" office:value="9588">
                <text:p>9588</text:p>
              </table:table-cell>
            </table:table-row>
            <table:table-row>
              <table:table-cell office:value-type="string">
                <text:p>0001422</text:p>
              </table:table-cell>
              <table:table-cell office:value-type="float" office:value="10206">
                <text:p>10206</text:p>
              </table:table-cell>
            </table:table-row>
            <table:table-row>
              <table:table-cell office:value-type="string">
                <text:p>000142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0001426</text:p>
              </table:table-cell>
              <table:table-cell office:value-type="float" office:value="9717">
                <text:p>9717</text:p>
              </table:table-cell>
            </table:table-row>
            <table:table-row>
              <table:table-cell office:value-type="string">
                <text:p>0001430</text:p>
              </table:table-cell>
              <table:table-cell office:value-type="float" office:value="9948">
                <text:p>9948</text:p>
              </table:table-cell>
            </table:table-row>
            <table:table-row>
              <table:table-cell office:value-type="string">
                <text:p>0001432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0001434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0001436</text:p>
              </table:table-cell>
              <table:table-cell office:value-type="float" office:value="9809">
                <text:p>9809</text:p>
              </table:table-cell>
            </table:table-row>
            <table:table-row>
              <table:table-cell office:value-type="string">
                <text:p>0001440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0001442</text:p>
              </table:table-cell>
              <table:table-cell office:value-type="float" office:value="9855">
                <text:p>9855</text:p>
              </table:table-cell>
            </table:table-row>
            <table:table-row>
              <table:table-cell office:value-type="string">
                <text:p>0001444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0001446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string">
                <text:p>0001450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0001452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0001454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0001456</text:p>
              </table:table-cell>
              <table:table-cell office:value-type="float" office:value="9809">
                <text:p>9809</text:p>
              </table:table-cell>
            </table:table-row>
            <table:table-row>
              <table:table-cell office:value-type="string">
                <text:p>0001460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0001462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0001464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466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0001470</text:p>
              </table:table-cell>
              <table:table-cell office:value-type="float" office:value="9745">
                <text:p>9745</text:p>
              </table:table-cell>
            </table:table-row>
            <table:table-row>
              <table:table-cell office:value-type="string">
                <text:p>0001472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string">
                <text:p>0001474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0001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5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6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000177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Linux_X86_64 LibreOffice_project/f2f45ee3880ac00d95d5e0d6d6ed11db4bb046d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